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11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November <text:s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12557" calcext:value-type="float">
            <text:p><text:s/>612,557 </text:p>
          </table:table-cell>
          <table:table-cell table:style-name="ce30" office:value-type="float" office:value="1886" calcext:value-type="float">
            <text:p><text:s/>1,886 </text:p>
          </table:table-cell>
          <table:table-cell table:style-name="ce30" office:value-type="float" office:value="32800" calcext:value-type="float">
            <text:p><text:s/>32,80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550345" calcext:value-type="float">
            <text:p><text:s/>550,34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55" calcext:value-type="float">
            <text:p><text:s/>255 </text:p>
          </table:table-cell>
          <table:table-cell table:style-name="ce30" office:value-type="float" office:value="26289" calcext:value-type="float">
            <text:p><text:s/>26,289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429" calcext:value-type="float">
            <text:p><text:s/>429 </text:p>
          </table:table-cell>
          <table:table-cell table:style-name="ce30" office:value-type="float" office:value="4321" calcext:value-type="float">
            <text:p><text:s/>4,321 </text:p>
          </table:table-cell>
          <table:table-cell table:style-name="ce30" office:value-type="float" office:value="3123" calcext:value-type="float">
            <text:p><text:s/>3,123 </text:p>
          </table:table-cell>
          <table:table-cell table:style-name="ce30" office:value-type="float" office:value="1198" calcext:value-type="float">
            <text:p><text:s/>1,198 </text:p>
          </table:table-cell>
          <table:table-cell table:style-name="ce30" office:value-type="float" office:value="114" calcext:value-type="float">
            <text:p><text:s/>114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92932" calcext:value-type="float">
            <text:p><text:s/>192,932 </text:p>
          </table:table-cell>
          <table:table-cell table:style-name="ce30" office:value-type="float" office:value="254" calcext:value-type="float">
            <text:p><text:s/>25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544" calcext:value-type="float">
            <text:p><text:s/>178,54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164" calcext:value-type="float">
            <text:p><text:s/>164 </text:p>
          </table:table-cell>
          <table:table-cell table:style-name="ce30" office:value-type="float" office:value="12682" calcext:value-type="float">
            <text:p><text:s/>12,68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89" calcext:value-type="float">
            <text:p><text:s/>89 </text:p>
          </table:table-cell>
          <table:table-cell table:style-name="ce30" office:value-type="float" office:value="1707" calcext:value-type="float">
            <text:p><text:s/>1,707 </text:p>
          </table:table-cell>
          <table:table-cell table:style-name="ce30" office:value-type="float" office:value="1706" calcext:value-type="float">
            <text:p><text:s/>1,70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795" calcext:value-type="float">
            <text:p><text:s/>83,795 </text:p>
          </table:table-cell>
          <table:table-cell table:style-name="ce30" office:value-type="float" office:value="345" calcext:value-type="float">
            <text:p><text:s/>345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941" calcext:value-type="float">
            <text:p><text:s/>74,94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6" calcext:value-type="float">
            <text:p><text:s/>56 </text:p>
          </table:table-cell>
          <table:table-cell table:style-name="ce30" office:value-type="float" office:value="1983" calcext:value-type="float">
            <text:p><text:s/>1,9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8" calcext:value-type="float">
            <text:p><text:s/>148 </text:p>
          </table:table-cell>
          <table:table-cell table:style-name="ce30" office:value-type="float" office:value="450" calcext:value-type="float">
            <text:p><text:s/>450 </text:p>
          </table:table-cell>
          <table:table-cell table:style-name="ce30" office:value-type="float" office:value="309" calcext:value-type="float">
            <text:p><text:s/>309 </text:p>
          </table:table-cell>
          <table:table-cell table:style-name="ce30" office:value-type="float" office:value="141" calcext:value-type="float">
            <text:p><text:s/>141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9547" calcext:value-type="float">
            <text:p><text:s/>59,547 </text:p>
          </table:table-cell>
          <table:table-cell table:style-name="ce30" office:value-type="float" office:value="244" calcext:value-type="float">
            <text:p><text:s/>244 </text:p>
          </table:table-cell>
          <table:table-cell table:style-name="ce30" office:value-type="float" office:value="12161" calcext:value-type="float">
            <text:p><text:s/>12,16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45156" calcext:value-type="float">
            <text:p><text:s/>45,1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2008" calcext:value-type="float">
            <text:p><text:s/>2,00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8" calcext:value-type="float">
            <text:p><text:s/>38 </text:p>
          </table:table-cell>
          <table:table-cell table:style-name="ce30" office:value-type="float" office:value="422" calcext:value-type="float">
            <text:p><text:s/>422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200" calcext:value-type="float">
            <text:p><text:s/>20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975" calcext:value-type="float">
            <text:p><text:s/>22,975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40" calcext:value-type="float">
            <text:p><text:s/>18,3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929" calcext:value-type="float">
            <text:p><text:s/>9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number-columns-repeated="2" table:style-name="ce30" office:value-type="float" office:value="97" calcext:value-type="float">
            <text:p><text:s/>9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9936" calcext:value-type="float">
            <text:p><text:s/>119,936 </text:p>
          </table:table-cell>
          <table:table-cell table:style-name="ce30" office:value-type="float" office:value="777" calcext:value-type="float">
            <text:p><text:s/>77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095" calcext:value-type="float">
            <text:p><text:s/>116,0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3199" calcext:value-type="float">
            <text:p><text:s/>3,1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0" calcext:value-type="float">
            <text:p><text:s/>70 </text:p>
          </table:table-cell>
          <table:table-cell table:style-name="ce30" office:value-type="float" office:value="1161" calcext:value-type="float">
            <text:p><text:s/>1,161 </text:p>
          </table:table-cell>
          <table:table-cell table:style-name="ce30" office:value-type="float" office:value="473" calcext:value-type="float">
            <text:p><text:s/>473 </text:p>
          </table:table-cell>
          <table:table-cell table:style-name="ce30" office:value-type="float" office:value="688" calcext:value-type="float">
            <text:p><text:s/>68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30376" calcext:value-type="float">
            <text:p><text:s/>130,376 </text:p>
          </table:table-cell>
          <table:table-cell table:style-name="ce30" office:value-type="float" office:value="230" calcext:value-type="float">
            <text:p><text:s/>230 </text:p>
          </table:table-cell>
          <table:table-cell table:style-name="ce30" office:value-type="float" office:value="9818" calcext:value-type="float">
            <text:p><text:s/>9,8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14921" calcext:value-type="float">
            <text:p><text:s/>114,9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5334" calcext:value-type="float">
            <text:p><text:s/>5,334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471" calcext:value-type="float">
            <text:p><text:s/>471 </text:p>
          </table:table-cell>
          <table:table-cell table:style-name="ce30" office:value-type="float" office:value="303" calcext:value-type="float">
            <text:p><text:s/>303 </text:p>
          </table:table-cell>
          <table:table-cell table:style-name="ce30" office:value-type="float" office:value="168" calcext:value-type="float">
            <text:p><text:s/>168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39" calcext:value-type="float">
            <text:p><text:s/>2,839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5707" calcext:value-type="float">
            <text:p><text:s/>45,707 </text:p>
          </table:table-cell>
          <table:table-cell table:style-name="ce31" office:value-type="float" office:value="92" calcext:value-type="float">
            <text:p><text:s/>92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18" calcext:value-type="float">
            <text:p><text:s/>41,7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12" calcext:value-type="float">
            <text:p><text:s/>3,2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16" calcext:value-type="float">
            <text:p><text:s/>116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825" calcext:value-type="float">
            <text:p><text:s/>5,8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" calcext:value-type="float">
            <text:p><text:s/>3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461" calcext:value-type="float">
            <text:p><text:s/>2,46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59" calcext:value-type="float">
            <text:p><text:s/>2,1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0" calcext:value-type="float">
            <text:p><text:s/>2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225" calcext:value-type="float">
            <text:p><text:s/>7,225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25" calcext:value-type="float">
            <text:p><text:s/>6,8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52" calcext:value-type="float">
            <text:p><text:s/>15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93" calcext:value-type="float">
            <text:p><text:s/>1,99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628" calcext:value-type="float">
            <text:p><text:s/>2,628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09" calcext:value-type="float">
            <text:p><text:s/>2,1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82" calcext:value-type="float">
            <text:p><text:s/>1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3017" calcext:value-type="float">
            <text:p><text:s/>3,0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9" calcext:value-type="float">
            <text:p><text:s/>2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156" calcext:value-type="float">
            <text:p><text:s/>13,156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7" calcext:value-type="float">
            <text:p><text:s/>12,1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6" calcext:value-type="float">
            <text:p><text:s/>83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37" calcext:value-type="float">
            <text:p><text:s/>2,737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3" calcext:value-type="float">
            <text:p><text:s/>7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724" calcext:value-type="float">
            <text:p><text:s/>17,724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83" calcext:value-type="float">
            <text:p><text:s/>16,5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88" calcext:value-type="float">
            <text:p><text:s/>1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4" calcext:value-type="float">
            <text:p><text:s/>74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897" calcext:value-type="float">
            <text:p><text:s/>7,897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360" calcext:value-type="float">
            <text:p><text:s/>7,3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70" calcext:value-type="float">
            <text:p><text:s/>4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58" calcext:value-type="float">
            <text:p><text:s/>16,258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3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996" calcext:value-type="float">
            <text:p><text:s/>2,9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48" calcext:value-type="float">
            <text:p><text:s/>2,34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4" calcext:value-type="float">
            <text:p><text:s/>15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3" calcext:value-type="float">
            <text:p><text:s/>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441" calcext:value-type="float">
            <text:p><text:s/>2,44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291" calcext:value-type="float">
            <text:p><text:s/>2,2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" calcext:value-type="float">
            <text:p><text:s/>14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5-01-12T09:40:37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